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4.5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99ebc"/>
    </style:style>
    <style:style style:name="P2" style:family="paragraph" style:parent-style-name="Table_20_Contents">
      <style:paragraph-properties fo:text-align="center" style:justify-single-word="false"/>
      <style:text-properties officeooo:rsid="0017c2bb" officeooo:paragraph-rsid="0017c2bb"/>
    </style:style>
    <style:style style:name="P3" style:family="paragraph" style:parent-style-name="Table_20_Contents" style:list-style-name="L1">
      <style:paragraph-properties fo:text-align="start" style:justify-single-word="false"/>
      <style:text-properties officeooo:rsid="0017c2bb" officeooo:paragraph-rsid="0017c2bb"/>
    </style:style>
    <style:style style:name="P4" style:family="paragraph" style:parent-style-name="Table_20_Contents" style:list-style-name="L3">
      <style:paragraph-properties fo:text-align="start" style:justify-single-word="false"/>
      <style:text-properties officeooo:rsid="0017c2bb" officeooo:paragraph-rsid="0017c2bb"/>
    </style:style>
    <style:style style:name="P5" style:family="paragraph" style:parent-style-name="Table_20_Contents" style:list-style-name="L4">
      <style:paragraph-properties fo:text-align="start" style:justify-single-word="false"/>
      <style:text-properties officeooo:rsid="0017c2bb" officeooo:paragraph-rsid="00199eb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7c2bb" officeooo:paragraph-rsid="0017c2b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 style:list-style-name="L3">
      <style:paragraph-properties fo:text-align="start" style:justify-single-word="false"/>
      <style:text-properties officeooo:rsid="00199ebc" officeooo:paragraph-rsid="00199ebc"/>
    </style:style>
    <style:style style:name="P9" style:family="paragraph" style:parent-style-name="Table_20_Contents" style:list-style-name="L4">
      <style:paragraph-properties fo:text-align="start" style:justify-single-word="false"/>
      <style:text-properties officeooo:rsid="00199ebc" officeooo:paragraph-rsid="00199ebc"/>
    </style:style>
    <style:style style:name="P10" style:family="paragraph" style:parent-style-name="Table_20_Contents" style:list-style-name="L5">
      <style:paragraph-properties fo:text-align="start" style:justify-single-word="false"/>
      <style:text-properties officeooo:rsid="00199ebc" officeooo:paragraph-rsid="00199ebc"/>
    </style:style>
    <style:style style:name="P11" style:family="paragraph" style:parent-style-name="Table_20_Contents">
      <style:paragraph-properties fo:text-align="center" style:justify-single-word="false"/>
      <style:text-properties officeooo:rsid="00199ebc" officeooo:paragraph-rsid="00199ebc"/>
    </style:style>
    <style:style style:name="T1" style:family="text">
      <style:text-properties fo:font-size="18pt" officeooo:rsid="00199ebc" style:font-size-asian="15.75pt" style:font-size-complex="18pt"/>
    </style:style>
    <style:style style:name="T2" style:family="text">
      <style:text-properties fo:font-size="18pt" fo:font-weight="bold" officeooo:rsid="00199ebc" style:font-size-asian="15.75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span text:style-name="T2">Use Case Documentatio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ctor</text:p>
          </table:table-cell>
          <table:table-cell table:style-name="Table1.B1" office:value-type="string">
            <text:p text:style-name="P6">Use Case</text:p>
          </table:table-cell>
        </table:table-row>
        <table:table-row>
          <table:table-cell table:style-name="Table1.A2" office:value-type="string">
            <text:p text:style-name="P2">Farmer</text:p>
          </table:table-cell>
          <table:table-cell table:style-name="Table1.B2" office:value-type="string">
            <text:list xml:id="list8312037533462906291" text:style-name="L1">
              <text:list-item>
                <text:p text:style-name="P3">View nearby wells to his farm, view water level, depth, average water yeild of each of those wells. </text:p>
              </text:list-item>
              <text:list-item>
                <text:p text:style-name="P3">View current weather conditions and predicted future weather conditions.</text:p>
              </text:list-item>
              <text:list-item>
                <text:p text:style-name="P3">View current market rates and predicted future market rates to sell his produce.</text:p>
              </text:list-item>
              <text:list-item>
                <text:p text:style-name="P3">View season-wise crops, their details, diseases they are prone to, and appropriate fertiliser details.</text:p>
              </text:list-item>
              <text:list-item>
                <text:p text:style-name="P3">Login and Post the farmer’s problems in the social page of the website in order to get help.</text:p>
              </text:list-item>
              <text:list-item>
                <text:p text:style-name="P3">Go through the answers posted on the website for different problems.</text:p>
              </text:list-item>
            </text:list>
          </table:table-cell>
        </table:table-row>
        <table:table-row>
          <table:table-cell table:style-name="Table1.A2" office:value-type="string">
            <text:p text:style-name="P2">Student</text:p>
          </table:table-cell>
          <table:table-cell table:style-name="Table1.B2" office:value-type="string">
            <text:list xml:id="list5881637312424460969" text:style-name="L3">
              <text:list-item>
                <text:p text:style-name="P4">Login and create/save/edit personal notes.</text:p>
              </text:list-item>
              <text:list-item>
                <text:p text:style-name="P8">View Educational statistics.</text:p>
              </text:list-item>
            </text:list>
          </table:table-cell>
        </table:table-row>
        <table:table-row>
          <table:table-cell table:style-name="Table1.A2" office:value-type="string">
            <text:p text:style-name="P11">General users</text:p>
          </table:table-cell>
          <table:table-cell table:style-name="Table1.B2" office:value-type="string">
            <text:list xml:id="list8685810087598430404" text:style-name="L4">
              <text:list-item>
                <text:p text:style-name="P9">View the details of the village.</text:p>
              </text:list-item>
              <text:list-item>
                <text:p text:style-name="P9">View the nearby transport sytems of different means.</text:p>
              </text:list-item>
              <text:list-item>
                <text:p text:style-name="P9">View nearby Hospitals.</text:p>
              </text:list-item>
              <text:list-item>
                <text:p text:style-name="P9">Signup or login into the website.</text:p>
              </text:list-item>
              <text:list-item>
                <text:p text:style-name="P5">View current weather conditions and predicted future weather conditions.</text:p>
              </text:list-item>
              <text:list-item>
                <text:p text:style-name="P5">View current market rates and predicted future market rates.</text:p>
              </text:list-item>
              <text:list-item>
                <text:p text:style-name="P5">Go through the answers posted on the website for different problems.</text:p>
              </text:list-item>
              <text:list-item>
                <text:p text:style-name="P5">View season-wise crops, their details, diseases they are prone to, and appropriate fertiliser details.</text:p>
              </text:list-item>
              <text:list-item>
                <text:p text:style-name="P9">Comment on the answers posted on the social page or donate to the beneficiary or anwer a problem.</text:p>
              </text:list-item>
              <text:list-item>
                <text:p text:style-name="P9">View Educational statistics.</text:p>
              </text:list-item>
            </text:list>
          </table:table-cell>
        </table:table-row>
        <table:table-row>
          <table:table-cell table:style-name="Table1.A2" office:value-type="string">
            <text:p text:style-name="P11">Admin</text:p>
          </table:table-cell>
          <table:table-cell table:style-name="Table1.B2" office:value-type="string">
            <text:list xml:id="list1549161283360533200" text:style-name="L5">
              <text:list-item>
                <text:p text:style-name="P10">Authenticate users.</text:p>
              </text:list-item>
              <text:list-item>
                <text:p text:style-name="P10">Maintain the website functionality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9:18:24.584407735</meta:creation-date>
    <dc:date>2017-08-31T09:39:09.781337391</dc:date>
    <meta:editing-duration>PT7M5S</meta:editing-duration>
    <meta:editing-cycles>1</meta:editing-cycles>
    <meta:document-statistic meta:table-count="1" meta:image-count="0" meta:object-count="0" meta:page-count="1" meta:paragraph-count="27" meta:word-count="215" meta:character-count="1290" meta:non-whitespace-character-count="1121"/>
    <meta:generator>LibreOffice/5.1.6.2$Linux_X86_64 LibreOffice_project/10m0$Build-2</meta:generator>
  </office:meta>
</office:document-meta>
</file>